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ef8320a"/>
    </style:style>
    <style:style style:name="P82" style:family="paragraph" style:parent-style-name="Footnote">
      <style:text-properties officeooo:paragraph-rsid="0f025efd"/>
    </style:style>
    <style:style style:name="P83" style:family="paragraph" style:parent-style-name="Footnote">
      <style:text-properties officeooo:paragraph-rsid="0f051f9f"/>
    </style:style>
    <style:style style:name="P84" style:family="paragraph" style:parent-style-name="Standard">
      <style:text-properties officeooo:paragraph-rsid="0f0649dd"/>
    </style:style>
    <style:style style:name="P85" style:family="paragraph" style:parent-style-name="Footnote">
      <style:text-properties officeooo:paragraph-rsid="0f140c00"/>
    </style:style>
    <style:style style:name="P86" style:family="paragraph" style:parent-style-name="Standard">
      <style:text-properties officeooo:paragraph-rsid="0f2db54e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8" style:family="paragraph" style:parent-style-name="Footnote">
      <style:text-properties officeooo:paragraph-rsid="0f41a60d"/>
    </style:style>
    <style:style style:name="P89" style:family="paragraph" style:parent-style-name="Standard">
      <style:text-properties officeooo:paragraph-rsid="0f466349"/>
    </style:style>
    <style:style style:name="P90" style:family="paragraph" style:parent-style-name="Footnote">
      <style:text-properties officeooo:paragraph-rsid="0f12f362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9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style:font-size-asian="12pt" style:font-size-complex="12pt"/>
    </style:style>
    <style:style style:name="T28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3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officeooo:rsid="047da547"/>
    </style:style>
    <style:style style:name="T30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0" style:family="text">
      <style:text-properties style:use-window-font-color="true" loext:opacity="0%" style:font-name="Liberation Sans" fo:font-size="12pt" style:font-size-asian="12pt" style:font-size-complex="12pt"/>
    </style:style>
    <style:style style:name="T321" style:family="text">
      <style:text-properties officeooo:rsid="04473353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officeooo:rsid="0e59b6fb" style:font-weight-asian="bold" style:font-weight-complex="bold"/>
    </style:style>
    <style:style style:name="T324" style:family="text">
      <style:text-properties officeooo:rsid="0aace3cd"/>
    </style:style>
    <style:style style:name="T325" style:family="text">
      <style:text-properties fo:font-size="10pt" style:font-size-asian="10pt" style:font-size-complex="10pt"/>
    </style:style>
    <style:style style:name="T326" style:family="text">
      <style:text-properties officeooo:rsid="0394a435"/>
    </style:style>
    <style:style style:name="T3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officeooo:rsid="0cf7e116"/>
    </style:style>
    <style:style style:name="T331" style:family="text">
      <style:text-properties officeooo:rsid="0b952edb"/>
    </style:style>
    <style:style style:name="T332" style:family="text">
      <style:text-properties loext:padding="0.049cm" loext:border="0.31pt solid #000000"/>
    </style:style>
    <style:style style:name="T333" style:family="text">
      <style:text-properties officeooo:rsid="0eef9ccc"/>
    </style:style>
    <style:style style:name="T334" style:family="text">
      <style:text-properties officeooo:rsid="0e5e443a"/>
    </style:style>
    <style:style style:name="T335" style:family="text">
      <style:text-properties officeooo:rsid="0efc0412"/>
    </style:style>
    <style:style style:name="T336" style:family="text">
      <style:text-properties officeooo:rsid="0f064ef4"/>
    </style:style>
    <style:style style:name="T337" style:family="text">
      <style:text-properties officeooo:rsid="0e80285f"/>
    </style:style>
    <style:style style:name="T338" style:family="text">
      <style:text-properties officeooo:rsid="0e838e2a"/>
    </style:style>
    <style:style style:name="T339" style:family="text">
      <style:text-properties officeooo:rsid="0e83c34e"/>
    </style:style>
    <style:style style:name="T340" style:family="text">
      <style:text-properties officeooo:rsid="0f1609ab"/>
    </style:style>
    <style:style style:name="T34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4" style:family="text">
      <style:text-properties fo:color="#808080" loext:opacity="100%" style:font-name="Liberation Sans" fo:font-size="12pt" style:font-size-asian="12pt" style:font-size-complex="12pt"/>
    </style:style>
    <style:style style:name="T35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7">C</text:span><text:span text:style-name="T236">hecklist voor </text:span><text:span text:style-name="T238">de installatie</text:span><text:span text:style-name="T236"> van </text:span><text:reference-mark-start text:name="Distributie"/><text:span text:style-name="T239">Debian</text:span><text:reference-mark-end text:name="Distributie"/><text:span text:style-name="T240"> </text:span><text:reference-mark-start text:name="Versie"/><text:span text:style-name="T239">1</text:span><text:span text:style-name="T242">1</text:span><text:reference-mark-end text:name="Versie"/><text:span text:style-name="Strong_20_Emphasis"><text:span text:style-name="T277"> </text:span></text:span><text:span text:style-name="Strong_20_Emphasis"><text:span text:style-name="T278">LTS</text:span></text:span><text:span text:style-name="T243"><text:note text:id="ftn1" text:note-class="footnote"><text:note-citation>1</text:note-citation><text:note-body><text:p text:style-name="P28"><text:span text:style-name="T326">Deze versie </text:span><text:span text:style-name="T326"><text:reference-ref text:reference-format="text" text:ref-name="Versie">11</text:reference-ref></text:span><text:span text:style-name="T340"><text:s/></text:span><text:span text:style-name="T285">is een zogenaamde LTS-versie (</text:span><text:span text:style-name="T286">LTS=</text:span><text:span text:style-name="T285">Long-Term Support, langetermijnondersteuning).<text:line-break/></text:span><text:span text:style-name="T287">Deze</text:span><text:span text:style-name="T285"> LTS-versie wordt </text:span><text:span text:style-name="T294">vanaf vrijgave (</text:span><text:span text:style-name="T292">augustus 2021</text:span><text:span text:style-name="T294">) </text:span><text:span text:style-name="T293">vijf</text:span><text:span text:style-name="T285"> jaar ondersteund</text:span><text:span text:style-name="T289"> </text:span><text:span text:style-name="T285">(tot </text:span><text:span text:style-name="T292">augustus</text:span><text:span text:style-name="T287"> </text:span><text:span text:style-name="T285">202</text:span><text:span text:style-name="T288">6</text:span><text:span text:style-name="T289">)</text:span><text:span text:style-name="T290">.</text:span></text:p></text:note-body></text:note></text:span><text:span text:style-name="T246"> </text:span><text:reference-mark-start text:name="Editie"/><text:span text:style-name="T247">D</text:span><text:span text:style-name="T245">esktop</text:span><text:reference-mark-end text:name="Editie"/><text:span text:style-name="T244"> </text:span><text:span text:style-name="T246">(</text:span><text:span text:style-name="T248">B</text:span><text:span text:style-name="T249">ullseye</text:span><text:span text:style-name="T246">).</text:span></text:p>
      <text:p text:style-name="P4"/>
      <text:p text:style-name="P86"><text:span text:style-name="T35">Kijk op</text:span><text:span text:style-name="T269"> </text:span><text:a xlink:type="simple" xlink:href="https://karelzimmer.nl/" text:style-name="Internet_20_link" text:visited-style-name="Visited_20_Internet_20_Link"><text:span text:style-name="T9">karelzimmer.nl</text:span></text:a><text:span text:style-name="T269"> </text:span><text:span text:style-name="T295">voor</text:span><text:span text:style-name="T296"> </text:span><text:span text:style-name="T297">deze en andere </text:span><text:span text:style-name="T298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9">(zie toelichting)</text:span><text:span text:style-name="T19">:</text:span></text:p>
      <text:p text:style-name="P31"><text:span text:style-name="Definition"><text:span text:style-name="T301">g</text:span></text:span><text:span text:style-name="Definition"><text:span text:style-name="T300">ebruiker</text:span></text:span><text:span text:style-name="Definition"><text:span text:style-name="T304"><text:tab/><text:tab/></text:span></text:span><text:span text:style-name="Definition"><text:span text:style-name="T320"> <text:tab/><text:tab/></text:span></text:span><text:span text:style-name="T305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5"><text:tab/></text:span><text:span text:style-name="T306">(</text:span><text:span text:style-name="T302">volledige naam, bijv. </text:span><text:span text:style-name="T318">J</text:span><text:span text:style-name="T319">a</text:span><text:span text:style-name="T318">n </text:span><text:span text:style-name="T319">Jansen</text:span><text:span text:style-name="T303">)</text:span></text:p>
      <text:p text:style-name="Standard"><text:span text:style-name="Definition"><text:span text:style-name="T301">g</text:span></text:span><text:span text:style-name="Definition"><text:span text:style-name="T300">ebruikersnaam<text:tab/></text:span></text:span><text:span text:style-name="Definition"><text:span text:style-name="T300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300"><text:tab/></text:span></text:span><text:span text:style-name="T10">(korte naam, bijv. </text:span><text:span text:style-name="T267">j</text:span><text:span text:style-name="T268">a</text:span><text:span text:style-name="T267">n</text:span><text:span text:style-name="T10">)</text:span></text:p>
      <text:p text:style-name="P30"><text:span text:style-name="Definition"><text:span text:style-name="T308">c</text:span></text:span><text:span text:style-name="Definition"><text:span text:style-name="T307">omputernaam<text:tab/><text:tab/></text:span></text:span><text:span text:style-name="Definition"><text:span text:style-name="T305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naam van de compute</text:span></text:span><text:span text:style-name="Definition"><text:span text:style-name="T313">r, </text:span></text:span><text:span text:style-name="Definition"><text:span text:style-name="T314">bijv. p</text:span></text:span><text:span text:style-name="Definition"><text:span text:style-name="T315">c02</text:span></text:span><text:span text:style-name="Definition"><text:span text:style-name="T311">)</text:span></text:span></text:p>
      <text:p text:style-name="P30"><text:span text:style-name="Definition"><text:span text:style-name="T301">o</text:span></text:span><text:span text:style-name="Definition"><text:span text:style-name="T300">pstartmenu</text:span></text:span><text:span text:style-name="Definition"><text:span text:style-name="T305"><text:tab/><text:tab/><text:tab/></text:span></text:span><text:span text:style-name="Definition"><text:span text:style-name="T305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to</text:span></text:span><text:span text:style-name="Definition"><text:span text:style-name="T316">ets voor het opstartmedium</text:span></text:span><text:span text:style-name="Definition"><text:span text:style-name="T317">)</text:span></text:span></text:p>
      <text:p text:style-name="P30"><text:span text:style-name="Definition"><text:span text:style-name="T309">i</text:span></text:span><text:span text:style-name="Definition"><text:span text:style-name="T310">nstellingen</text:span></text:span><text:span text:style-name="T311"><text:tab/> <text:tab/><text:tab/></text:span><text:span text:style-name="T311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11"><text:tab/>(</text:span><text:span text:style-name="T312">toets voor het BIOS/UEFI-scherm</text:span><text:span text:style-name="T311">)</text:span></text:p>
      <text:p text:style-name="P33"><text:span text:style-name="Definition"><text:span text:style-name="T342">g</text:span></text:span><text:span text:style-name="Definition"><text:span text:style-name="T341">ebruiker</text:span></text:span><text:span text:style-name="Definition"><text:span text:style-name="T343">2</text:span></text:span><text:span text:style-name="Definition"><text:span text:style-name="T344"><text:tab/></text:span></text:span><text:span text:style-name="Definition"><text:span text:style-name="T354"> <text:tab/><text:tab/></text:span></text:span><text:span text:style-name="T345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45"><text:tab/></text:span><text:span text:style-name="T346">(</text:span><text:span text:style-name="T347">volledige naam </text:span><text:span text:style-name="T348">evt. 2</text:span><text:span text:style-name="T355">e</text:span><text:span text:style-name="T348"> gebruiker</text:span><text:span text:style-name="T349">)</text:span></text:p>
      <text:p text:style-name="P80"><text:span text:style-name="Definition"><text:span text:style-name="T342">g</text:span></text:span><text:span text:style-name="Definition"><text:span text:style-name="T341">ebruikersnaam</text:span></text:span><text:span text:style-name="Definition"><text:span text:style-name="T343">2</text:span></text:span><text:span text:style-name="Definition"><text:span text:style-name="T350"><text:tab/></text:span></text:span><text:span text:style-name="Definition"><text:span text:style-name="T350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50"><text:tab/></text:span></text:span><text:span text:style-name="T351">(korte naam</text:span><text:span text:style-name="T352"> </text:span><text:span text:style-name="T353">evt. 2</text:span><text:span text:style-name="T356">e</text:span><text:span text:style-name="T353"> gebruiker</text:span><text:span text:style-name="T351">)</text:span></text:p>
      <text:p text:style-name="P33"><text:span text:style-name="T255">Vervang </text:span><text:span text:style-name="Definition"><text:span text:style-name="T12">schuingedrukte</text:span></text:span><text:span text:style-name="T255"> </text:span><text:span text:style-name="T256">woorden </text:span><text:span text:style-name="T255">in deze checklist door </text:span><text:span text:style-name="T256">boven</text:span><text:span text:style-name="T255">staande waarden.</text:span></text:p>
      <text:p text:style-name="P38"/>
      <text:p text:style-name="P32"><text:span text:style-name="Strong_20_Emphasis"><text:span text:style-name="T263"/></text:span></text:p>
      <text:p text:style-name="P34"><text:span text:style-name="T265">Nog niet op Linux?</text:span><text:span text:style-name="T257"><text:tab/></text:span><text:span text:style-name="T260"><text:tab/></text:span><text:span text:style-name="T261">G</text:span><text:span text:style-name="T254">ebruik </text:span><text:span text:style-name="Strong_20_Emphasis"><text:span text:style-name="T266">Checklist migratie</text:span></text:span><text:span text:style-name="T254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8"> onder </text:span><text:span text:style-name="T264">Linux</text:span><text:span text:style-name="T259">.</text:span></text:p>
      <text:p text:style-name="P22"><text:span text:style-name="T234">Nieuwe installatie?</text:span><text:span text:style-name="T229"><text:tab/></text:span><text:span text:style-name="T231"></text:span><text:span text:style-name="T233"><text:tab/></text:span><text:span text:style-name="T232">B</text:span><text:span text:style-name="T229">egin bij hoofdstuk </text:span><text:span text:style-name="T234"><text:bookmark-ref text:reference-format="page" text:ref-name="__RefNumPara__4009_1271708128">2</text:bookmark-ref></text:span><text:span text:style-name="T234"><text:s text:c="2"/></text:span><text:span text:style-name="T235"><text:bookmark-ref text:reference-format="text" text:ref-name="__RefNumPara__4009_1271708128">Installatie uitvoeren</text:bookmark-ref></text:span><text:span text:style-name="T230">.</text:span></text:p>
      <text:p text:style-name="P29"><text:span text:style-name="Strong_20_Emphasis"><text:span text:style-name="T262"/></text:span></text:p>
      <text:p text:style-name="P29"><text:span text:style-name="Strong_20_Emphasis"><text:span text:style-name="T262"/></text:span></text:p>
      <text:list xml:id="list3664552879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6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7"><text:note text:id="ftn2" text:note-class="footnote"><text:note-citation>2</text:note-citation><text:note-body><text:p text:style-name="P26"><text:span text:style-name="T195">E</text:span><text:span text:style-name="T198">v</text:span><text:span text:style-name="T199">en</text:span><text:span text:style-name="T201">t</text:span><text:span text:style-name="T202">uele </text:span><text:span text:style-name="T203">extra </text:span><text:span text:style-name="T205">gebruiker</text:span><text:span text:style-name="T203">s aanmelden </text:span><text:span text:style-name="T204">en dezelfde stappen uitvoeren</text:span><text:span text:style-name="T200">.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611401649664">
          <table:table-cell table:style-name="_31_._5f_Installatie_5f_voorbereiden.A1" office:value-type="string">
            <text:p text:style-name="P49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611401703056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90"><text:span text:style-name="T338">Debian-</text:span><text:span text:style-name="T339">p</text:span>akket kz plaatst documenten en scripts van Karel Zimmer <text:span text:style-name="T337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22">) </text:span></text:span>voor het installeren en beheren van Debian en op Debian gebaseerd systeem zoals Ubuntu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3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 table:style-name="TableLine94611401703728">
          <table:table-cell table:style-name="_31_._5f_Installatie_5f_voorbereiden.A1" office:value-type="string">
            <text:p text:style-name="P60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61140173844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461140173907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611401739696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4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74">.</text:span></text:span></text:p>
          </table:table-cell>
        </table:table-row>
        <table:table-row table:style-name="TableLine94611401667184">
          <table:table-cell table:style-name="_31_._5f_Installatie_5f_voorbereiden.A1" office:value-type="string">
            <text:p text:style-name="P56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3">1</text:span></text:span><text:span text:style-name="Strong_20_Emphasis"><text:span text:style-name="T144"> </text:span></text:span><text:span text:style-name="Strong_20_Emphasis"><text:span text:style-name="T145">In</text:span></text:span><text:span text:style-name="Strong_20_Emphasis"><text:span text:style-name="T137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40"/>
      <text:list xml:id="list192804343297909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11401668048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81">Start de computer op vanaf </text:span><text:span text:style-name="T282">een </text:span><text:span text:style-name="T282"><text:reference-ref text:reference-format="text" text:ref-name="Distributie">Debian</text:reference-ref></text:span><text:span text:style-name="T282"><text:s/></text:span><text:span text:style-name="Strong_20_Emphasis"><text:span text:style-name="T270"><text:reference-ref text:reference-format="text" text:ref-name="Versie">11</text:reference-ref></text:span></text:span><text:span text:style-name="Strong_20_Emphasis"><text:span text:style-name="T270"><text:s/></text:span></text:span><text:span text:style-name="T283">(</text:span><text:span text:style-name="T284">Live</text:span><text:span text:style-name="T159"><text:note text:id="ftn5" text:note-class="footnote"><text:note-citation>1</text:note-citation><text:note-body><text:p text:style-name="P27"><text:span text:style-name="T321">Vanaf ee</text:span>n Live <text:span text:style-name="T324">USB-stick </text:span><text:span text:style-name="T333">(</text:span><text:span text:style-name="T324">of </text:span><text:span text:style-name="T333">cd/dvd</text:span><text:span text:style-name="T291">)</text:span><text:span text:style-name="T325"> </text:span>kunt <text:span text:style-name="T321">u opstarten en</text:span> met <text:reference-ref text:reference-format="text" text:ref-name="Distributie">Debian</text:reference-ref><text:s/>werken zonder deze te installeren.</text:p></text:note-body></text:note></text:span><text:span text:style-name="T160">)</text:span><text:span text:style-name="T158"> </text:span><text:span text:style-name="T161">GNOME</text:span><text:span text:style-name="T158"> </text:span><text:span text:style-name="T162">USB-stick</text:span><text:span text:style-name="T162"><text:note text:id="ftn6" text:note-class="footnote"><text:note-citation>2</text:note-citation><text:note-body><text:p text:style-name="P88"><text:span text:style-name="T20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2"> </text:span></text:span><text:span text:style-name="Strong_20_Emphasis"><text:span text:style-name="T168">Live CD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27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79">unofficial live images for </text:span></text:span><text:span text:style-name="Strong_20_Emphasis"><text:span text:style-name="T184">“</text:span></text:span><text:span text:style-name="Strong_20_Emphasis"><text:span text:style-name="T193">stable</text:span></text:span><text:span text:style-name="Strong_20_Emphasis"><text:span text:style-name="T184">”</text:span></text:span><text:span text:style-name="Strong_20_Emphasis"><text:span text:style-name="T179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79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79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0">debian-live-11...</text:span><text:span text:style-name="T181">-</text:span><text:span text:style-name="T180">amd-64-</text:span><text:span text:style-name="T181">gnome</text:span><text:span text:style-name="T182">+non-fre</text:span><text:span text:style-name="T183">e</text:span><text:span text:style-name="T182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2"><text:span text:style-name="T20"><text:tab/></text:span><text:span text:style-name="Strong_20_Emphasis"><text:span text:style-name="T206">Zoek</text:span></text:span><text:span text:style-name="Strong_20_Emphasis"><text:span text:style-name="T207"> </text:span></text:span><text:span text:style-name="Strong_20_Emphasis"><text:span text:style-name="T225">s</text:span></text:span><text:span text:style-name="Strong_20_Emphasis"><text:span text:style-name="T226">ch</text:span></text:span><text:span text:style-name="Strong_20_Emphasis"><text:span text:style-name="T207"> en klik op het pictogram van</text:span></text:span><text:span text:style-name="Strong_20_Emphasis"><text:span text:style-name="T208"> </text:span></text:span><text:span text:style-name="Strong_20_Emphasis"><text:span text:style-name="T228">Schijven</text:span></text:span><text:span text:style-name="Strong_20_Emphasis"><text:span text:style-name="T209">. Selecteer de USB-stick in de lijst van schijven aan de linkerkant en klik rechtsboven op </text:span></text:span><text:span text:style-name="Strong_20_Emphasis"><text:span text:style-name="T227">Schijfinstellingen</text:span></text:span><text:span text:style-name="Strong_20_Emphasis"><text:span text:style-name="T209"> </text:span></text:span><text:span text:style-name="Strong_20_Emphasis"><text:span text:style-name="T227">⋮</text:span></text:span><text:span text:style-name="Strong_20_Emphasis"><text:span text:style-name="T209"> (icoontje met de drie puntjes).</text:span></text:span></text:p><text:p text:style-name="P83"><text:span text:style-name="Strong_20_Emphasis"><text:span text:style-name="T209"><text:tab/>Kies </text:span></text:span><text:span text:style-name="Strong_20_Emphasis"><text:span text:style-name="T227">Schijfkopie terugzetten</text:span></text:span><text:span text:style-name="Strong_20_Emphasis"><text:span text:style-name="T209"> en selecteer </text:span></text:span><text:span text:style-name="Strong_20_Emphasis"><text:span text:style-name="T221">het net</text:span></text:span><text:span text:style-name="Strong_20_Emphasis"><text:span text:style-name="T219"> gedownloade CD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82"><text:span text:style-name="Strong_20_Emphasis"><text:span text:style-name="T209"><text:tab/>Klik op </text:span></text:span><text:span text:style-name="Strong_20_Emphasis"><text:span text:style-name="T227">Terugzetten starten</text:span></text:span><text:span text:style-name="Strong_20_Emphasis"><text:span text:style-name="T209"> en vervolgens op </text:span></text:span><text:span text:style-name="Strong_20_Emphasis"><text:span text:style-name="T227">Terugzetten</text:span></text:span><text:span text:style-name="Strong_20_Emphasis"><text:span text:style-name="T210">.<text:line-break/></text:span></text:span><text:span text:style-name="Strong_20_Emphasis"><text:span text:style-name="T223">O</text:span></text:span><text:span text:style-name="Strong_20_Emphasis"><text:span text:style-name="T211">f </text:span></text:span><text:span text:style-name="Strong_20_Emphasis"><text:span text:style-name="T212">gebruik </text:span></text:span><text:span text:style-name="Strong_20_Emphasis"><text:span text:style-name="T213">het programma </text:span></text:span><text:span text:style-name="Strong_20_Emphasis"><text:span text:style-name="T196">Etche</text:span></text:span><text:span text:style-name="Strong_20_Emphasis"><text:span text:style-name="T197">r</text:span></text:span><text:span text:style-name="Strong_20_Emphasis"><text:span text:style-name="T213"> </text:span></text:span><text:span text:style-name="Strong_20_Emphasis"><text:span text:style-name="T214">(</text:span></text:span><text:a xlink:type="simple" xlink:href="https://www.balena.io/etcher/" text:style-name="Internet_20_link" text:visited-style-name="Visited_20_Internet_20_Link"><text:span text:style-name="Strong_20_Emphasis"><text:span text:style-name="T328">etcher.io</text:span></text:span></text:a><text:span text:style-name="Strong_20_Emphasis"><text:span text:style-name="T214">) </text:span></text:span><text:span text:style-name="Strong_20_Emphasis"><text:span text:style-name="T224">dat </text:span></text:span><text:span text:style-name="Strong_20_Emphasis"><text:span text:style-name="T211">beschikbaar </text:span></text:span><text:span text:style-name="Strong_20_Emphasis"><text:span text:style-name="T224">is </text:span></text:span><text:span text:style-name="Strong_20_Emphasis"><text:span text:style-name="T211">voor </text:span></text:span><text:span text:style-name="Strong_20_Emphasis"><text:span text:style-name="T209">Windows, </text:span></text:span><text:span text:style-name="Strong_20_Emphasis"><text:span text:style-name="T215">mac</text:span></text:span><text:span text:style-name="Strong_20_Emphasis"><text:span text:style-name="T216">OS</text:span></text:span><text:span text:style-name="Strong_20_Emphasis"><text:span text:style-name="T213">, </text:span></text:span><text:span text:style-name="Strong_20_Emphasis"><text:span text:style-name="T214">en </text:span></text:span><text:span text:style-name="Strong_20_Emphasis"><text:span text:style-name="T213">Linux</text:span></text:span><text:span text:style-name="Strong_20_Emphasis"><text:span text:style-name="T218">.</text:span></text:span></text:p></text:note-body></text:note></text:span><text:span text:style-name="T158">.</text:span></text:p>
            <text:p text:style-name="P51"><text:span text:style-name="T163">Opstartmenu/</text:span><text:span text:style-name="T164">boot menu</text:span><text:span text:style-name="T163"> </text:span><text:span text:style-name="T158">via </text:span><text:span text:style-name="Definition"><text:span text:style-name="T5">opstartmenu</text:span></text:span><text:span text:style-name="T158">, </text:span><text:span text:style-name="T163">instellingen/</text:span><text:span text:style-name="T164">setup</text:span><text:span text:style-name="T158"> via </text:span><text:span text:style-name="Definition"><text:span text:style-name="T5">instellingen</text:span></text:span><text:span text:style-name="T158">.</text:span></text:p>
          </table:table-cell>
        </table:table-row>
        <table:table-row table:style-name="TableLine94611401745760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 table:style-name="TableLine94611401755760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4">V</text:span></text:span><text:span text:style-name="Strong_20_Emphasis"><text:span text:style-name="T39">olg de aanwijzingen </text:span></text:span><text:span text:style-name="Strong_20_Emphasis"><text:span text:style-name="T53">op de schermen</text:span></text:span><text:span text:style-name="Strong_20_Emphasis"><text:span text:style-name="T11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40">Als het scherm </text:span></text:span><text:span text:style-name="Strong_20_Emphasis"><text:span text:style-name="T132">Wi-Fi</text:span></text:span><text:span text:style-name="Strong_20_Emphasis"><text:span text:style-name="T40"> verschijnt, kies </text:span></text:span><text:span text:style-name="Strong_20_Emphasis"><text:span text:style-name="T55">het</text:span></text:span><text:span text:style-name="Strong_20_Emphasis"><text:span text:style-name="T40"> draadloos netwerk, maak verbinding, en klik op</text:span></text:span><text:span text:style-name="Strong_20_Emphasis"><text:span text:style-name="T113"> </text:span></text:span><text:span text:style-name="Strong_20_Emphasis"><text:span text:style-name="T150">N</text:span></text:span><text:span text:style-name="Strong_20_Emphasis"><text:span text:style-name="T130">ext</text:span></text:span><text:span text:style-name="Strong_20_Emphasis"><text:span text:style-name="T11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611401762128">
          <table:table-cell table:style-name="_32_._5f_Installatie_5f_uitvoeren.A1" office:value-type="string">
            <text:p text:style-name="P62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6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7">Install Debian</text:span></text:span><text:span text:style-name="Strong_20_Emphasis"><text:span text:style-name="T42">.</text:span></text:span></text:p>
          </table:table-cell>
        </table:table-row>
        <table:table-row table:style-name="TableLine94611401762640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3">Welcome</text:span></text:span><text:span text:style-name="Strong_20_Emphasis"><text:span text:style-name="T41"> kies </text:span></text:span><text:span text:style-name="Strong_20_Emphasis"><text:span text:style-name="T133">Nederlands</text:span></text:span><text:span text:style-name="Strong_20_Emphasis"><text:span text:style-name="T41"> en klik op </text:span></text:span><text:span text:style-name="Strong_20_Emphasis"><text:span text:style-name="T133">Volgende</text:span></text:span><text:span text:style-name="Strong_20_Emphasis"><text:span text:style-name="T41">.</text:span></text:span></text:p>
          </table:table-cell>
        </table:table-row>
        <table:table-row table:style-name="TableLine94611401763264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2">Locatie</text:span> kies bij <text:span text:style-name="T322">Regio</text:span> voor <text:span text:style-name="T322">Europa</text:span> en klik op <text:span text:style-name="T322">Volgende</text:span>.</text:p>
          </table:table-cell>
        </table:table-row>
        <table:table-row table:style-name="TableLine94611401843376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2">Toetsenbord</text:span> kies <text:span text:style-name="T322">English (US)</text:span> en klik op <text:span text:style-name="T322">Volgende</text:span>.</text:p>
          </table:table-cell>
        </table:table-row>
        <table:table-row table:style-name="TableLine9461140184400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611401844624">
          <table:table-cell table:style-name="_32_._5f_Installatie_5f_uitvoeren.A1" office:value-type="string">
            <text:p text:style-name="P69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67"><text:span text:style-name="T6">Bij </text:span><text:span text:style-name="T17">Partities</text:span><text:span text:style-name="T6"> </text:span><text:span text:style-name="T279">selecteer</text:span><text:span text:style-name="T6"> </text:span><text:span text:style-name="T7">de </text:span><text:span text:style-name="T6">gewenste </text:span><text:span text:style-name="T280">optie</text:span><text:span text:style-name="Strong_20_Emphasis"><text:span text:style-name="T41"> </text:span></text:span><text:span text:style-name="Strong_20_Emphasis"><text:span text:style-name="T43">en klik op </text:span></text:span><text:span text:style-name="Strong_20_Emphasis"><text:span text:style-name="T134">Volgende</text:span></text:span><text:span text:style-name="Strong_20_Emphasis"><text:span text:style-name="T43">.</text:span></text:span></text:p>
          </table:table-cell>
        </table:table-row>
        <table:table-row table:style-name="TableLine9461140184524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611401840192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11">Bij </text:span></text:span><text:span text:style-name="Strong_20_Emphasis"><text:span text:style-name="T131">Gebruikers</text:span></text:span><text:span text:style-name="Strong_20_Emphasis"><text:span text:style-name="T111"> vul in </text:span></text:span><text:span text:style-name="Strong_20_Emphasis"><text:span text:style-name="T135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101">,</text:span></text:span><text:span text:style-name="Strong_20_Emphasis"><text:span text:style-name="T45"> </text:span></text:span><text:span text:style-name="Strong_20_Emphasis"><text:span text:style-name="T135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6">Wat is de </text:span></text:span><text:span text:style-name="Strong_20_Emphasis"><text:span text:style-name="T135">naam van deze </text:span></text:span><text:span text:style-name="Strong_20_Emphasis"><text:span text:style-name="T136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9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8">V</text:span></text:span><text:span text:style-name="Strong_20_Emphasis"><text:span text:style-name="T139">olgende</text:span></text:span><text:span text:style-name="Strong_20_Emphasis"><text:span text:style-name="T38">.</text:span></text:span></text:p>
          </table:table-cell>
        </table:table-row>
        <table:table-row table:style-name="TableLine94611401840816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611401841440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51">Samenvatting</text:span></text:span><text:span text:style-name="Strong_20_Emphasis"><text:span text:style-name="T116"> </text:span></text:span><text:span text:style-name="Strong_20_Emphasis"><text:span text:style-name="T117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40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192805029866393" text:continue-numbering="true" text:style-name="L1">
        <text:list-item>
          <text:p text:style-name="P95"><text:span text:style-name="Strong_20_Emphasis"><text:span text:style-name="T152">Installatie </text:span></text:span><text:span text:style-name="Strong_20_Emphasis"><text:span text:style-name="T153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11401838080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 table:style-name="TableLine94611401927920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611402066048">
          <table:table-cell table:style-name="_33_._5f_Installatie_5f_afron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85"><text:span text:style-name="T338">Debian-</text:span><text:span text:style-name="T339">p</text:span>akket kz plaatst documenten en scripts van Karel Zimmer <text:span text:style-name="T337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22">) </text:span></text:span>voor het installeren en beheren van Debian en op Debian gebaseerd systeem zoals Ubuntu.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4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4">. </text:span></text:span></text:p>
          </table:table-cell>
        </table:table-row>
        <table:table-row table:style-name="TableLine94611402066336">
          <table:table-cell table:style-name="_33_._5f_Installatie_5f_afronden.A1" office:value-type="string">
            <text:p text:style-name="P60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61140206662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461140206691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611402067200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</text:span></text:span><text:span text:style-name="Strong_20_Emphasis"><text:span text:style-name="T89"><text:note text:id="ftn9" text:note-class="footnote"><text:note-citation>3</text:note-citation><text:note-body><text:p text:style-name="P81">De installatie kan <text:span text:style-name="T334">ge</text:span>controle<text:span text:style-name="T334">e</text:span>r<text:span text:style-name="T334">d worden </text:span>op volledigheid met <text:span text:style-name="T335">bestand</text:span> <text:span text:style-name="T323">Persoonlijke map / kz / Apps</text:span>.</text:p></text:note-body></text:note></text:span></text:span><text:span text:style-name="Strong_20_Emphasis"><text:span text:style-name="T89">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4611402067488">
          <table:table-cell table:style-name="_33_._5f_Installatie_5f_afronden.A1" office:value-type="string">
            <text:p text:style-name="P57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3 </text:span></text:span><text:span text:style-name="Strong_20_Emphasis"><text:span text:style-name="T147">Installatie</text:span></text:span><text:span text:style-name="Strong_20_Emphasis"><text:span text:style-name="T148"> </text:span></text:span><text:span text:style-name="Strong_20_Emphasis"><text:span text:style-name="T149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2"/></text:span></text:p>
      <text:p text:style-name="P54"><text:span text:style-name="Strong_20_Emphasis"><text:span text:style-name="T72"/></text:span></text:p>
      <text:list xml:id="list192803927991976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4611402030864">
          <table:table-cell table:style-name="Tabel2.A1" office:value-type="string">
            <text:p text:style-name="P71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7"><text:note text:id="ftn10" text:note-class="footnote"><text:note-citation>1</text:note-citation><text:note-body><text:p text:style-name="P78"><text:span text:style-name="User_20_Entry"><text:span text:style-name="T166">E</text:span></text:span><text:span text:style-name="User_20_Entry"><text:span text:style-name="T185">v</text:span></text:span><text:span text:style-name="User_20_Entry"><text:span text:style-name="T186">en</text:span></text:span><text:span text:style-name="User_20_Entry"><text:span text:style-name="T188">t</text:span></text:span><text:span text:style-name="User_20_Entry"><text:span text:style-name="T189">uele </text:span></text:span><text:span text:style-name="User_20_Entry"><text:span text:style-name="T190">extra </text:span></text:span><text:span text:style-name="User_20_Entry"><text:span text:style-name="T194">gebruiker</text:span></text:span><text:span text:style-name="User_20_Entry"><text:span text:style-name="T190">s aanmelden </text:span></text:span><text:span text:style-name="User_20_Entry"><text:span text:style-name="T191">en dezelfde stappen uitvoeren</text:span></text:span><text:span text:style-name="User_20_Entry"><text:span text:style-name="T187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 table:style-name="TableLine94611402106976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611402139488">
          <table:table-cell table:style-name="Tabel2.A1" office:value-type="string">
            <text:p text:style-name="P74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4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 text:id="ftn11" text:note-class="footnote"><text:note-citation>2</text:note-citation><text:note-body><text:p text:style-name="P25"><text:span text:style-name="T250">D</text:span>e <text:span text:style-name="T332">Super</text:span>-toets <text:span text:style-name="T250">is </text:span>de Windows<text:span text:style-name="T330">-</text:span><text:span text:style-name="T331">toets</text:span>, <text:span text:style-name="T330">C</text:span>ommand-<text:span text:style-name="T331">toets</text:span>, of <text:span text:style-name="T330">V</text:span>ergrootglas-toets.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461140213977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4 </text:span></text:span><text:span text:style-name="Strong_20_Emphasis"><text:span text:style-name="T129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20">.</text:span></text:span></text:p>
          </table:table-cell>
        </table:table-row>
      </table:table>
      <text:p text:style-name="P44"><text:span text:style-name="Strong_20_Emphasis"><text:span text:style-name="T99"/></text:span></text:p>
      <text:p text:style-name="P19"/>
      <text:p text:style-name="P19"/>
      <text:p text:style-name="P77"><text:span text:style-name="T154">E</text:span><text:span text:style-name="T155">inde c</text:span><text:span text:style-name="T156">hecklist, </text:span><text:span text:style-name="T157">d</text:span><text:span text:style-name="T156">e</text:span><text:span text:style-name="T271"> installatie van </text:span><text:span text:style-name="T271"><text:reference-ref text:reference-format="text" text:ref-name="Distributie">Debian</text:reference-ref></text:span><text:span text:style-name="T271"><text:s/></text:span><text:span text:style-name="T273"><text:reference-ref text:reference-format="text" text:ref-name="Versie">11</text:reference-ref></text:span><text:span text:style-name="Strong_20_Emphasis"><text:span text:style-name="T275"><text:s/></text:span></text:span><text:span text:style-name="Strong_20_Emphasis"><text:span text:style-name="T276">LTS</text:span></text:span><text:span text:style-name="T274"> </text:span><text:span text:style-name="T271"><text:reference-ref text:reference-format="text" text:ref-name="Editie">Desktop</text:reference-ref></text:span><text:span text:style-name="T271"><text:s/>is voltooid.</text:span></text:p>
      <text:p text:style-name="P43"/>
      <text:p text:style-name="P35"><text:span text:style-name="T112">Geschreven</text:span><text:span text:style-name="T5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1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9-12T19:28:02.773158350">12-09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2T19:28:02.524814973</dc:date>
    <meta:keyword>Installatie</meta:keyword>
    <meta:keyword>Checklist</meta:keyword>
    <meta:keyword>Linux</meta:keyword>
    <meta:editing-cycles>6653</meta:editing-cycles>
    <meta:editing-duration>P11DT16H53M21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32" meta:character-count="5024" meta:non-whitespace-character-count="4314"/>
    <meta:user-defined meta:name="Info 1"/>
    <meta:user-defined meta:name="Info 2"/>
    <meta:user-defined meta:name="Info 3"/>
    <meta:user-defined meta:name="Info 4"/>
  </office:meta>
</office:document-meta>
</file>